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Text_20_body" style:list-style-name="L1">
      <style:paragraph-properties fo:padding="0cm" fo:border="none"/>
    </style:style>
    <style:style style:name="P3" style:family="paragraph" style:parent-style-name="Text_20_body" style:list-style-name="L2">
      <style:paragraph-properties fo:padding="0cm" fo:border="none"/>
    </style:style>
    <style:style style:name="P4" style:family="paragraph" style:parent-style-name="Text_20_body" style:list-style-name="L3">
      <style:paragraph-properties fo:padding="0cm" fo:border="none"/>
    </style:style>
    <style:style style:name="P5" style:family="paragraph" style:parent-style-name="Text_20_body" style:list-style-name="L4">
      <style:paragraph-properties fo:padding="0cm" fo:border="none"/>
    </style:style>
    <style:style style:name="P6" style:family="paragraph" style:parent-style-name="Text_20_body" style:list-style-name="L5">
      <style:paragraph-properties fo:padding="0cm" fo:border="none"/>
    </style:style>
    <style:style style:name="P7" style:family="paragraph" style:parent-style-name="Text_20_body" style:list-style-name="L6">
      <style:paragraph-properties fo:padding="0cm" fo:border="none"/>
    </style:style>
    <style:style style:name="P8" style:family="paragraph" style:parent-style-name="Text_20_body" style:list-style-name="L7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fo:padding="0cm" fo:border="none"/>
    </style:style>
    <style:style style:name="P10" style:family="paragraph" style:parent-style-name="Text_20_body" style:list-style-name="L2">
      <style:paragraph-properties fo:margin-top="0cm" fo:margin-bottom="0cm" fo:padding="0cm" fo:border="none"/>
    </style:style>
    <style:style style:name="P11" style:family="paragraph" style:parent-style-name="Text_20_body" style:list-style-name="L3">
      <style:paragraph-properties fo:margin-top="0cm" fo:margin-bottom="0cm" fo:padding="0cm" fo:border="none"/>
    </style:style>
    <style:style style:name="P12" style:family="paragraph" style:parent-style-name="Text_20_body" style:list-style-name="L4">
      <style:paragraph-properties fo:margin-top="0cm" fo:margin-bottom="0cm" fo:padding="0cm" fo:border="none"/>
    </style:style>
    <style:style style:name="P13" style:family="paragraph" style:parent-style-name="Text_20_body" style:list-style-name="L5">
      <style:paragraph-properties fo:margin-top="0cm" fo:margin-bottom="0cm" fo:padding="0cm" fo:border="none"/>
    </style:style>
    <style:style style:name="P14" style:family="paragraph" style:parent-style-name="Text_20_body" style:list-style-name="L6">
      <style:paragraph-properties fo:margin-top="0cm" fo:margin-bottom="0cm" fo:padding="0cm" fo:border="none"/>
    </style:style>
    <style:style style:name="P15" style:family="paragraph" style:parent-style-name="Text_20_body" style:list-style-name="L7">
      <style:paragraph-properties fo:margin-top="0cm" fo:margin-bottom="0cm" fo:padding="0cm" fo:border="none"/>
    </style:style>
    <style:style style:name="P16" style:family="paragraph" style:parent-style-name="Heading_20_3">
      <style:paragraph-properties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의 래퍼 클래스에서 정의된 주요 상수들은 각 클래스마다 다릅니다. 아래는 각 주요 래퍼 클래스(<text:span text:style-name="Source_20_Text">Integer</text:span>, <text:span text:style-name="Source_20_Text">Long</text:span>, <text:span text:style-name="Source_20_Text">Float</text:span>, <text:span text:style-name="Source_20_Text">Double</text:span>, <text:span text:style-name="Source_20_Text">Byte</text:span>, <text:span text:style-name="Source_20_Text">Short</text:span>, <text:span text:style-name="Source_20_Text">Character</text:span>)의 주요 상수 목록입니다.</text:p>
      <text:h text:style-name="P16" text:outline-level="3">1. <text:span text:style-name="Source_20_Text">Integer</text:span></text:h>
      <text:list xml:id="list906103247160660240" text:style-name="L1">
        <text:list-item>
          <text:p text:style-name="P9"><text:span text:style-name="Source_20_Text">Integer.MAX_VALUE</text:span>: 32비트 정수의 최대값 (2,147,483,647)</text:p>
        </text:list-item>
        <text:list-item>
          <text:p text:style-name="P9"><text:span text:style-name="Source_20_Text">Integer.MIN_VALUE</text:span>: 32비트 정수의 최소값 (-2,147,483,648)</text:p>
        </text:list-item>
        <text:list-item>
          <text:p text:style-name="P9"><text:span text:style-name="Source_20_Text">Integer.SIZE</text:span>: <text:span text:style-name="Source_20_Text">int</text:span>의 비트 수 (32)</text:p>
        </text:list-item>
        <text:list-item>
          <text:p text:style-name="P2"><text:span text:style-name="Source_20_Text">Integer.BYTES</text:span>: <text:span text:style-name="Source_20_Text">int</text:span>의 바이트 수 (4)</text:p>
        </text:list-item>
      </text:list>
      <text:h text:style-name="P16" text:outline-level="3">2. <text:span text:style-name="Source_20_Text">Long</text:span></text:h>
      <text:list xml:id="list8547979042176863247" text:style-name="L2">
        <text:list-item>
          <text:p text:style-name="P10"><text:span text:style-name="Source_20_Text">Long.MAX_VALUE</text:span>: 64비트 정수의 최대값 (9,223,372,036,854,775,807)</text:p>
        </text:list-item>
        <text:list-item>
          <text:p text:style-name="P10"><text:span text:style-name="Source_20_Text">Long.MIN_VALUE</text:span>: 64비트 정수의 최소값 (-9,223,372,036,854,775,808)</text:p>
        </text:list-item>
        <text:list-item>
          <text:p text:style-name="P10"><text:span text:style-name="Source_20_Text">Long.SIZE</text:span>: <text:span text:style-name="Source_20_Text">long</text:span>의 비트 수 (64)</text:p>
        </text:list-item>
        <text:list-item>
          <text:p text:style-name="P3"><text:span text:style-name="Source_20_Text">Long.BYTES</text:span>: <text:span text:style-name="Source_20_Text">long</text:span>의 바이트 수 (8)</text:p>
        </text:list-item>
      </text:list>
      <text:h text:style-name="P16" text:outline-level="3">3. <text:span text:style-name="Source_20_Text">Float</text:span></text:h>
      <text:list xml:id="list5036757015372174534" text:style-name="L3">
        <text:list-item>
          <text:p text:style-name="P11"><text:span text:style-name="Source_20_Text">Float.MAX_VALUE</text:span>: 단정도 부동 소수점의 최대값 (3.4028235E38)</text:p>
        </text:list-item>
        <text:list-item>
          <text:p text:style-name="P11"><text:span text:style-name="Source_20_Text">Float.MIN_VALUE</text:span>: 단정도 부동 소수점의 최소 양수값 (1.4E-45)</text:p>
        </text:list-item>
        <text:list-item>
          <text:p text:style-name="P11"><text:span text:style-name="Source_20_Text">Float.NEGATIVE_INFINITY</text:span>: 음의 무한대</text:p>
        </text:list-item>
        <text:list-item>
          <text:p text:style-name="P11"><text:span text:style-name="Source_20_Text">Float.POSITIVE_INFINITY</text:span>: 양의 무한대</text:p>
        </text:list-item>
        <text:list-item>
          <text:p text:style-name="P11"><text:span text:style-name="Source_20_Text">Float.NaN</text:span>: "Not-a-Number" 값</text:p>
        </text:list-item>
        <text:list-item>
          <text:p text:style-name="P11"><text:span text:style-name="Source_20_Text">Float.SIZE</text:span>: <text:span text:style-name="Source_20_Text">float</text:span>의 비트 수 (32)</text:p>
        </text:list-item>
        <text:list-item>
          <text:p text:style-name="P4"><text:span text:style-name="Source_20_Text">Float.BYTES</text:span>: <text:span text:style-name="Source_20_Text">float</text:span>의 바이트 수 (4)</text:p>
        </text:list-item>
      </text:list>
      <text:h text:style-name="P16" text:outline-level="3">4. <text:span text:style-name="Source_20_Text">Double</text:span></text:h>
      <text:list xml:id="list1366876399657757288" text:style-name="L4">
        <text:list-item>
          <text:p text:style-name="P12"><text:span text:style-name="Source_20_Text">Double.MAX_VALUE</text:span>: 배정도 부동 소수점의 최대값 (1.7976931348623157E308)</text:p>
        </text:list-item>
        <text:list-item>
          <text:p text:style-name="P12"><text:span text:style-name="Source_20_Text">Double.MIN_VALUE</text:span>: 배정도 부동 소수점의 최소 양수값 (4.9E-324)</text:p>
        </text:list-item>
        <text:list-item>
          <text:p text:style-name="P12"><text:span text:style-name="Source_20_Text">Double.NEGATIVE_INFINITY</text:span>: 음의 무한대</text:p>
        </text:list-item>
        <text:list-item>
          <text:p text:style-name="P12"><text:span text:style-name="Source_20_Text">Double.POSITIVE_INFINITY</text:span>: 양의 무한대</text:p>
        </text:list-item>
        <text:list-item>
          <text:p text:style-name="P12"><text:span text:style-name="Source_20_Text">Double.NaN</text:span>: "Not-a-Number" 값</text:p>
        </text:list-item>
        <text:list-item>
          <text:p text:style-name="P12"><text:span text:style-name="Source_20_Text">Double.SIZE</text:span>: <text:span text:style-name="Source_20_Text">double</text:span>의 비트 수 (64)</text:p>
        </text:list-item>
        <text:list-item>
          <text:p text:style-name="P5"><text:span text:style-name="Source_20_Text">Double.BYTES</text:span>: <text:span text:style-name="Source_20_Text">double</text:span>의 바이트 수 (8)</text:p>
        </text:list-item>
      </text:list>
      <text:h text:style-name="P16" text:outline-level="3">5. <text:span text:style-name="Source_20_Text">Byte</text:span></text:h>
      <text:list xml:id="list6339294201502665798" text:style-name="L5">
        <text:list-item>
          <text:p text:style-name="P13"><text:span text:style-name="Source_20_Text">Byte.MAX_VALUE</text:span>: 8비트 정수의 최대값 (127)</text:p>
        </text:list-item>
        <text:list-item>
          <text:p text:style-name="P13"><text:span text:style-name="Source_20_Text">Byte.MIN_VALUE</text:span>: 8비트 정수의 최소값 (-128)</text:p>
        </text:list-item>
        <text:list-item>
          <text:p text:style-name="P13"><text:span text:style-name="Source_20_Text">Byte.SIZE</text:span>: <text:span text:style-name="Source_20_Text">byte</text:span>의 비트 수 (8)</text:p>
        </text:list-item>
        <text:list-item>
          <text:p text:style-name="P6"><text:span text:style-name="Source_20_Text">Byte.BYTES</text:span>: <text:span text:style-name="Source_20_Text">byte</text:span>의 바이트 수 (1)</text:p>
        </text:list-item>
      </text:list>
      <text:h text:style-name="P16" text:outline-level="3"><text:soft-page-break/>6. <text:span text:style-name="Source_20_Text">Short</text:span></text:h>
      <text:list xml:id="list1364648987044684562" text:style-name="L6">
        <text:list-item>
          <text:p text:style-name="P14"><text:span text:style-name="Source_20_Text">Short.MAX_VALUE</text:span>: 16비트 정수의 최대값 (32,767)</text:p>
        </text:list-item>
        <text:list-item>
          <text:p text:style-name="P14"><text:span text:style-name="Source_20_Text">Short.MIN_VALUE</text:span>: 16비트 정수의 최소값 (-32,768)</text:p>
        </text:list-item>
        <text:list-item>
          <text:p text:style-name="P14"><text:span text:style-name="Source_20_Text">Short.SIZE</text:span>: <text:span text:style-name="Source_20_Text">short</text:span>의 비트 수 (16)</text:p>
        </text:list-item>
        <text:list-item>
          <text:p text:style-name="P7"><text:span text:style-name="Source_20_Text">Short.BYTES</text:span>: <text:span text:style-name="Source_20_Text">short</text:span>의 바이트 수 (2)</text:p>
        </text:list-item>
      </text:list>
      <text:h text:style-name="P16" text:outline-level="3">7. <text:span text:style-name="Source_20_Text">Character</text:span></text:h>
      <text:list xml:id="list1558705908013412703" text:style-name="L7">
        <text:list-item>
          <text:p text:style-name="P15"><text:span text:style-name="Source_20_Text">Character.MAX_VALUE</text:span>: <text:span text:style-name="Source_20_Text">char</text:span>의 최대값 (U+FFFF)</text:p>
        </text:list-item>
        <text:list-item>
          <text:p text:style-name="P15"><text:span text:style-name="Source_20_Text">Character.MIN_VALUE</text:span>: <text:span text:style-name="Source_20_Text">char</text:span>의 최소값 (U+0000)</text:p>
        </text:list-item>
        <text:list-item>
          <text:p text:style-name="P15"><text:span text:style-name="Source_20_Text">Character.SIZE</text:span>: <text:span text:style-name="Source_20_Text">char</text:span>의 비트 수 (16)</text:p>
        </text:list-item>
        <text:list-item>
          <text:p text:style-name="P8"><text:span text:style-name="Source_20_Text">Character.BYTES</text:span>: <text:span text:style-name="Source_20_Text">char</text:span>의 바이트 수 (2)</text:p>
        </text:list-item>
      </text:list>
      <text:p text:style-name="P1">이 상수들은 각 데이터 타입의 범위 및 특성을 이해하는 데 유용하며, 프로그램에서 해당 데이터 타입을 사용할 때 도움이 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1:35:48.51</meta:creation-date>
    <meta:document-statistic meta:table-count="0" meta:image-count="0" meta:object-count="0" meta:page-count="2" meta:paragraph-count="43" meta:word-count="456" meta:character-count="1498"/>
    <dc:date>2024-09-02T11:36:40.84</dc:date>
    <meta:editing-duration>PT52S</meta:editing-duration>
    <meta:editing-cycles>1</meta:editing-cycles>
    <meta:generator>OpenOffice/4.1.15$Win32 OpenOffice.org_project/4115m2$Build-9813</meta:generator>
  </office:meta>
</office:document-meta>
</file>